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style:rel-width="100%" table:align="center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1042in" fo:border="none"/>
    </style:style>
    <style:style style:name="P1" style:family="paragraph" style:parent-style-name="Text_20_body">
      <style:paragraph-properties fo:margin-left="0.3937in" fo:margin-right="0.3937in" fo:margin-top="0in" fo:margin-bottom="0in" fo:text-indent="0in" style:auto-text-indent="false"/>
    </style:style>
    <style:style style:name="P2" style:family="paragraph" style:parent-style-name="Text_20_body">
      <style:paragraph-properties fo:margin-top="0in" fo:margin-bottom="0in" fo:text-align="center" style:justify-single-word="false"/>
    </style:style>
    <style:style style:name="P3" style:family="paragraph" style:parent-style-name="Table_20_Contents">
      <style:paragraph-properties fo:margin-top="0in" fo:margin-bottom="0in" fo:text-align="start" style:justify-single-word="false"/>
    </style:style>
    <style:style style:name="P4" style:family="paragraph" style:parent-style-name="Table_20_Contents">
      <style:paragraph-properties fo:margin-top="0in" fo:margin-bottom="0in"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ferences<text:line-break/>for<text:line-break/>Suleyman Muhammad<text:line-break/><text:a xlink:type="simple" xlink:href="mailto:suleyman.muhammad@villanova.edu">suleyman.muhammad@villanova.edu</text:a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Philadelphia Address:<text:line-break/>907 Atwood Rd. <text:line-break/>Philadelphia, PA 19151<text:line-break/>(631) – 678 2477</text:p>
          </table:table-cell>
          <table:table-cell table:style-name="Table1.A1" office:value-type="string">
            <text:p text:style-name="P4">New York Address:<text:line-break/>111 Harrison St.<text:line-break/>Sag Harbor, NY 11963</text:p>
          </table:table-cell>
        </table:table-row>
      </table:table>
      <text:p text:style-name="P1"/>
      <text:p text:style-name="P1">Dr. Sarvesh Kulkarni<text:line-break/>Associate Professor at Villanova University<text:line-break/>Department of Electrical and Computer Engineering</text:p>
      <text:p text:style-name="P1">Tolentine Hall Rm 431A</text:p>
      <text:p text:style-name="P1">800 Lancaster Avenue, Villanova, PA 19085<text:line-break/>(610) 519-6533<text:line-break/><text:a xlink:type="simple" xlink:href="mailto:sarvesh.kulkarni@villanova.edu">sarvesh.kulkarni@villanova.edu</text:a></text:p>
      <text:p text:style-name="P1"/>
      <text:p text:style-name="P1">Ms. Nikki Hornsberry</text:p>
      <text:p text:style-name="P1">Director of Villanova Student Development</text:p>
      <text:p text:style-name="P1">Dougherty Hall Rm 108</text:p>
      <text:p text:style-name="P1">800 Lancaster Avenue, Villanova, PA 19085</text:p>
      <text:p text:style-name="P1">(610) 519-4215</text:p>
      <text:p text:style-name="P1"><text:a xlink:type="simple" xlink:href="mailto:nikki.hornsberry@villanova.edu">nikki.hornsberry@villanova.edu</text:a></text:p>
      <text:p text:style-name="P1"/>
      <text:p text:style-name="P1">Dr. Richard Perry<text:line-break/>Associate Professor at Villanova University <text:line-break/>Department of Electrical and Computer Engineering <text:line-break/>Tolentine Hall Rm 435<text:line-break/>800 Lancaster Avenue, Villanova, PA 19085<text:line-break/>(540) 231-5555<text:line-break/><text:a xlink:type="simple" xlink:href="mailto:richard.perry@villanova.edu">richard.perry@villanova.edu</text:a> or <text:a xlink:type="simple" xlink:href="mailto:perry@misty.com">perry@misty.com</text:a> (preferred)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uleyman Muhammad</meta:initial-creator>
    <meta:creation-date>2010-11-16T16:44:37</meta:creation-date>
    <dc:date>2010-11-17T01:35:36</dc:date>
    <dc:creator>Suleyman Muhammad</dc:creator>
    <meta:editing-duration>PT08H51M01S</meta:editing-duration>
    <meta:editing-cycles>7</meta:editing-cycles>
    <meta:generator>OpenOffice.org/3.2$Unix OpenOffice.org_project/320m12$Build-9483</meta:generator>
    <meta:document-statistic meta:table-count="1" meta:image-count="0" meta:object-count="0" meta:page-count="1" meta:paragraph-count="13" meta:word-count="105" meta:character-count="838"/>
  </office:meta>
</office:document-meta>
</file>